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/>
    </style:style>
    <style:style style:name="ce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.353cm"/>
      <style:text-properties fo:font-size="12pt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/>
    </style:style>
    <style:style style:name="ce1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/>
    </style:style>
    <style:style style:name="ce15" style:family="table-cell" style:parent-style-name="Default" style:data-style-name="N104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4pt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1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8" table:default-cell-style-name="ce1"/>
        <table:table-column table:style-name="co7" table:number-columns-repeated="16369" table:default-cell-style-name="ce1"/>
        <table:table-row table:style-name="ro1">
          <table:table-cell/>
          <table:table-cell table:style-name="ce2"/>
          <table:table-cell table:number-columns-repeated="16382"/>
        </table:table-row>
        <table:table-row table:style-name="ro2">
          <table:table-cell table:style-name="ce2"/>
          <table:table-cell table:style-name="ce5" office:value-type="string" calcext:value-type="string">
            <text:p>DAD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2" table:number-columns-repeated="16369"/>
        </table:table-row>
        <table:table-row table:style-name="ro3">
          <table:table-cell table:style-name="ce3"/>
          <table:table-cell table:style-name="ce6" office:value-type="string" calcext:value-type="string">
            <text:p>Investimento</text:p>
          </table:table-cell>
          <table:table-cell table:style-name="ce12" office:value-type="currency" office:currency="BRL" office:value="150000" calcext:value-type="currency">
            <text:p>R$ 150.000,00</text:p>
          </table:table-cell>
          <table:table-cell table:style-name="ce12" table:number-columns-repeated="12"/>
          <table:table-cell table:style-name="ce3" table:number-columns-repeated="16369"/>
        </table:table-row>
        <table:table-row table:style-name="ro3">
          <table:table-cell/>
          <table:table-cell table:style-name="ce7" office:value-type="string" calcext:value-type="string">
            <text:p>Saldo Inicial</text:p>
          </table:table-cell>
          <table:table-cell table:style-name="ce13" table:formula="of:=[.C3]" office:value-type="currency" office:currency="BRL" office:value="150000" calcext:value-type="currency">
            <text:p>R$ 150.000,00</text:p>
          </table:table-cell>
          <table:table-cell table:style-name="ce13" table:formula="of:=[.C17]" office:value-type="currency" office:currency="BRL" office:value="-150000" calcext:value-type="currency">
            <text:p>-R$ 150.000,00</text:p>
          </table:table-cell>
          <table:table-cell table:style-name="ce13" table:formula="of:=[.D17]" office:value-type="currency" office:currency="BRL" office:value="-83300" calcext:value-type="currency">
            <text:p>-R$ 83.300,00</text:p>
          </table:table-cell>
          <table:table-cell table:style-name="ce13" table:formula="of:=[.E17]" office:value-type="currency" office:currency="BRL" office:value="-16600" calcext:value-type="currency">
            <text:p>-R$ 16.600,00</text:p>
          </table:table-cell>
          <table:table-cell table:style-name="ce13" table:formula="of:=[.F17]" office:value-type="currency" office:currency="BRL" office:value="50100" calcext:value-type="currency">
            <text:p>R$ 50.100,00</text:p>
          </table:table-cell>
          <table:table-cell table:style-name="ce13" table:formula="of:=[.G17]" office:value-type="currency" office:currency="BRL" office:value="116800" calcext:value-type="currency">
            <text:p>R$ 116.800,00</text:p>
          </table:table-cell>
          <table:table-cell table:style-name="ce13" table:formula="of:=[.H17]" office:value-type="currency" office:currency="BRL" office:value="183500" calcext:value-type="currency">
            <text:p>R$ 183.500,00</text:p>
          </table:table-cell>
          <table:table-cell table:style-name="ce13" table:formula="of:=[.I17]" office:value-type="currency" office:currency="BRL" office:value="250200" calcext:value-type="currency">
            <text:p>R$ 250.200,00</text:p>
          </table:table-cell>
          <table:table-cell table:style-name="ce13" table:formula="of:=[.J17]" office:value-type="currency" office:currency="BRL" office:value="316900" calcext:value-type="currency">
            <text:p>R$ 316.900,00</text:p>
          </table:table-cell>
          <table:table-cell table:style-name="ce13" table:formula="of:=[.K17]" office:value-type="currency" office:currency="BRL" office:value="383600" calcext:value-type="currency">
            <text:p>R$ 383.600,00</text:p>
          </table:table-cell>
          <table:table-cell table:style-name="ce13" table:formula="of:=[.L17]" office:value-type="currency" office:currency="BRL" office:value="450300" calcext:value-type="currency">
            <text:p>R$ 450.300,00</text:p>
          </table:table-cell>
          <table:table-cell table:style-name="ce13" table:formula="of:=[.M17]" office:value-type="currency" office:currency="BRL" office:value="517000" calcext:value-type="currency">
            <text:p>R$ 517.000,00</text:p>
          </table:table-cell>
          <table:table-cell table:style-name="ce13" table:formula="of:=[.N17]" office:value-type="currency" office:currency="BRL" office:value="583700" calcext:value-type="currency">
            <text:p>R$ 583.700,00</text:p>
          </table:table-cell>
          <table:table-cell table:style-name="ce2" table:number-columns-repeated="16369"/>
        </table:table-row>
        <table:table-row table:style-name="ro3">
          <table:table-cell/>
          <table:table-cell table:style-name="ce8" table:number-columns-spanned="14" table:number-rows-spanned="1"/>
          <table:covered-table-cell table:number-columns-repeated="13" table:style-name="ce13"/>
          <table:table-cell table:style-name="ce2" table:number-columns-repeated="16369"/>
        </table:table-row>
        <table:table-row table:style-name="ro3">
          <table:table-cell/>
          <table:table-cell table:style-name="ce7" office:value-type="string" calcext:value-type="string">
            <text:p>Entradas</text:p>
          </table:table-cell>
          <table:table-cell table:style-name="ce13" office:value-type="currency" office:currency="BRL" office:value="0" calcext:value-type="currency">
            <text:p>R$ 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style-name="ce13" table:formula="of:=30000*3" office:value-type="currency" office:currency="BRL" office:value="90000" calcext:value-type="currency">
            <text:p>R$ 90.000,00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RBV</text:p>
          </table:table-cell>
          <table:table-cell table:style-name="ce14" office:value-type="currency" office:currency="BRL" office:value="0" calcext:value-type="currency">
            <text:p>R$ 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style-name="ce14" table:formula="of:=30000*3" office:value-type="currency" office:currency="BRL" office:value="90000" calcext:value-type="currency">
            <text:p>R$ 90.000,00</text:p>
          </table:table-cell>
          <table:table-cell table:number-columns-repeated="16369"/>
        </table:table-row>
        <table:table-row table:style-name="ro3">
          <table:table-cell/>
          <table:table-cell table:style-name="ce8" table:number-columns-spanned="14" table:number-rows-spanned="1"/>
          <table:covered-table-cell table:number-columns-repeated="13" table:style-name="ce13"/>
          <table:table-cell table:number-columns-repeated="16369"/>
        </table:table-row>
        <table:table-row table:style-name="ro3">
          <table:table-cell/>
          <table:table-cell table:style-name="ce7" office:value-type="string" calcext:value-type="string">
            <text:p>Saídas</text:p>
          </table:table-cell>
          <table:table-cell table:style-name="ce13" office:value-type="currency" office:currency="BRL" office:value="0" calcext:value-type="currency">
            <text:p>R$ 0,00</text:p>
          </table:table-cell>
          <table:table-cell table:style-name="ce13" table:formula="of:=SUM([.D10:.D15])" office:value-type="currency" office:currency="BRL" office:value="23300" calcext:value-type="currency">
            <text:p>R$ 23.300,00</text:p>
          </table:table-cell>
          <table:table-cell table:style-name="ce13" table:formula="of:=SUM([.E10:.E15])" office:value-type="currency" office:currency="BRL" office:value="23300" calcext:value-type="currency">
            <text:p>R$ 23.300,00</text:p>
          </table:table-cell>
          <table:table-cell table:style-name="ce13" table:formula="of:=SUM([.F10:.F15])" office:value-type="currency" office:currency="BRL" office:value="23300" calcext:value-type="currency">
            <text:p>R$ 23.300,00</text:p>
          </table:table-cell>
          <table:table-cell table:style-name="ce13" table:formula="of:=SUM([.G10:.G15])" office:value-type="currency" office:currency="BRL" office:value="23300" calcext:value-type="currency">
            <text:p>R$ 23.300,00</text:p>
          </table:table-cell>
          <table:table-cell table:style-name="ce13" table:formula="of:=SUM([.H10:.H15])" office:value-type="currency" office:currency="BRL" office:value="23300" calcext:value-type="currency">
            <text:p>R$ 23.300,00</text:p>
          </table:table-cell>
          <table:table-cell table:style-name="ce13" table:formula="of:=SUM([.I10:.I15])" office:value-type="currency" office:currency="BRL" office:value="23300" calcext:value-type="currency">
            <text:p>R$ 23.300,00</text:p>
          </table:table-cell>
          <table:table-cell table:style-name="ce13" table:formula="of:=SUM([.J10:.J15])" office:value-type="currency" office:currency="BRL" office:value="23300" calcext:value-type="currency">
            <text:p>R$ 23.300,00</text:p>
          </table:table-cell>
          <table:table-cell table:style-name="ce13" table:formula="of:=SUM([.K10:.K15])" office:value-type="currency" office:currency="BRL" office:value="23300" calcext:value-type="currency">
            <text:p>R$ 23.300,00</text:p>
          </table:table-cell>
          <table:table-cell table:style-name="ce13" table:formula="of:=SUM([.L10:.L15])" office:value-type="currency" office:currency="BRL" office:value="23300" calcext:value-type="currency">
            <text:p>R$ 23.300,00</text:p>
          </table:table-cell>
          <table:table-cell table:style-name="ce13" table:formula="of:=SUM([.M10:.M15])" office:value-type="currency" office:currency="BRL" office:value="23300" calcext:value-type="currency">
            <text:p>R$ 23.300,00</text:p>
          </table:table-cell>
          <table:table-cell table:style-name="ce13" table:formula="of:=SUM([.N10:.N15])" office:value-type="currency" office:currency="BRL" office:value="23300" calcext:value-type="currency">
            <text:p>R$ 23.300,00</text:p>
          </table:table-cell>
          <table:table-cell table:style-name="ce13" table:formula="of:=SUM([.O10:.O15])" office:value-type="currency" office:currency="BRL" office:value="23300" calcext:value-type="currency">
            <text:p>R$ 23.300,00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Matéria-prima</text:p>
          </table:table-cell>
          <table:table-cell table:style-name="ce14" office:value-type="currency" office:currency="BRL" office:value="0" calcext:value-type="currency">
            <text:p>R$ 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style-name="ce14" table:formula="of:=30000*0.5" office:value-type="currency" office:currency="BRL" office:value="15000" calcext:value-type="currency">
            <text:p>R$ 15.000,00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Mão de obra</text:p>
          </table:table-cell>
          <table:table-cell table:style-name="ce14" office:value-type="currency" office:currency="BRL" office:value="0" calcext:value-type="currency">
            <text:p>R$ 0,00</text:p>
          </table:table-cell>
          <table:table-cell table:number-columns-repeated="12" table:style-name="ce14" office:value-type="currency" office:currency="BRL" office:value="4000" calcext:value-type="currency">
            <text:p>R$ 4.000,00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Embalagem</text:p>
          </table:table-cell>
          <table:table-cell table:style-name="ce14" office:value-type="currency" office:currency="BRL" office:value="0" calcext:value-type="currency">
            <text:p>R$ 0,00</text:p>
          </table:table-cell>
          <table:table-cell table:number-columns-repeated="12" table:style-name="ce14" office:value-type="currency" office:currency="BRL" office:value="1500" calcext:value-type="currency">
            <text:p>R$ 1.500,00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Energia</text:p>
          </table:table-cell>
          <table:table-cell table:style-name="ce14" office:value-type="currency" office:currency="BRL" office:value="0" calcext:value-type="currency">
            <text:p>R$ 0,00</text:p>
          </table:table-cell>
          <table:table-cell table:number-columns-repeated="12" table:style-name="ce14" office:value-type="currency" office:currency="BRL" office:value="800" calcext:value-type="currency">
            <text:p>R$ 800,00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Água</text:p>
          </table:table-cell>
          <table:table-cell table:style-name="ce14" office:value-type="currency" office:currency="BRL" office:value="0" calcext:value-type="currency">
            <text:p>R$ 0,00</text:p>
          </table:table-cell>
          <table:table-cell table:number-columns-repeated="12" table:style-name="ce14" office:value-type="currency" office:currency="BRL" office:value="500" calcext:value-type="currency">
            <text:p>R$ 500,00</text:p>
          </table:table-cell>
          <table:table-cell table:number-columns-repeated="16369"/>
        </table:table-row>
        <table:table-row table:style-name="ro3">
          <table:table-cell/>
          <table:table-cell table:style-name="ce9" office:value-type="string" calcext:value-type="string">
            <text:p>Aluguel</text:p>
          </table:table-cell>
          <table:table-cell table:style-name="ce14" office:value-type="currency" office:currency="BRL" office:value="0" calcext:value-type="currency">
            <text:p>R$ 0,00</text:p>
          </table:table-cell>
          <table:table-cell table:number-columns-repeated="12" table:style-name="ce14" office:value-type="currency" office:currency="BRL" office:value="1500" calcext:value-type="currency">
            <text:p>R$ 1.500,00</text:p>
          </table:table-cell>
          <table:table-cell table:number-columns-repeated="16369"/>
        </table:table-row>
        <table:table-row table:style-name="ro3">
          <table:table-cell/>
          <table:table-cell table:style-name="ce8" table:number-columns-spanned="14" table:number-rows-spanned="1"/>
          <table:covered-table-cell table:number-columns-repeated="10" table:style-name="ce13"/>
          <table:covered-table-cell table:style-name="ce17" office:value-type="currency" office:currency="BRL" office:value="1500" calcext:value-type="currency">
            <text:p>R$ 1.500,00</text:p>
          </table:covered-table-cell>
          <table:covered-table-cell table:number-columns-repeated="2" table:style-name="ce13"/>
          <table:table-cell table:number-columns-repeated="16369"/>
        </table:table-row>
        <table:table-row table:style-name="ro2">
          <table:table-cell table:style-name="ce4"/>
          <table:table-cell table:style-name="ce10" office:value-type="string" calcext:value-type="string">
            <text:p>SALDO</text:p>
          </table:table-cell>
          <table:table-cell table:style-name="ce15" office:value-type="currency" office:currency="BRL" office:value="-150000" calcext:value-type="currency">
            <text:p>-R$ 150.000,00</text:p>
          </table:table-cell>
          <table:table-cell table:style-name="ce15" table:formula="of:=[.D4]+[.D6]-[.D9]" office:value-type="currency" office:currency="BRL" office:value="-83300" calcext:value-type="currency">
            <text:p>-R$ 83.300,00</text:p>
          </table:table-cell>
          <table:table-cell table:style-name="ce15" table:formula="of:=[.E4]+[.E6]-[.E9]" office:value-type="currency" office:currency="BRL" office:value="-16600" calcext:value-type="currency">
            <text:p>-R$ 16.600,00</text:p>
          </table:table-cell>
          <table:table-cell table:style-name="ce15" table:formula="of:=[.F4]+[.F6]-[.F9]" office:value-type="currency" office:currency="BRL" office:value="50100" calcext:value-type="currency">
            <text:p>R$ 50.100,00</text:p>
          </table:table-cell>
          <table:table-cell table:style-name="ce15" table:formula="of:=[.G4]+[.G6]-[.G9]" office:value-type="currency" office:currency="BRL" office:value="116800" calcext:value-type="currency">
            <text:p>R$ 116.800,00</text:p>
          </table:table-cell>
          <table:table-cell table:style-name="ce15" table:formula="of:=[.H4]+[.H6]-[.H9]" office:value-type="currency" office:currency="BRL" office:value="183500" calcext:value-type="currency">
            <text:p>R$ 183.500,00</text:p>
          </table:table-cell>
          <table:table-cell table:style-name="ce15" table:formula="of:=[.I4]+[.I6]-[.I9]" office:value-type="currency" office:currency="BRL" office:value="250200" calcext:value-type="currency">
            <text:p>R$ 250.200,00</text:p>
          </table:table-cell>
          <table:table-cell table:style-name="ce15" table:formula="of:=[.J4]+[.J6]-[.J9]" office:value-type="currency" office:currency="BRL" office:value="316900" calcext:value-type="currency">
            <text:p>R$ 316.900,00</text:p>
          </table:table-cell>
          <table:table-cell table:style-name="ce15" table:formula="of:=[.K4]+[.K6]-[.K9]" office:value-type="currency" office:currency="BRL" office:value="383600" calcext:value-type="currency">
            <text:p>R$ 383.600,00</text:p>
          </table:table-cell>
          <table:table-cell table:style-name="ce15" table:formula="of:=[.L4]+[.L6]-[.L9]" office:value-type="currency" office:currency="BRL" office:value="450300" calcext:value-type="currency">
            <text:p>R$ 450.300,00</text:p>
          </table:table-cell>
          <table:table-cell table:style-name="ce15" table:formula="of:=[.M4]+[.M6]-[.M9]" office:value-type="currency" office:currency="BRL" office:value="517000" calcext:value-type="currency">
            <text:p>R$ 517.000,00</text:p>
          </table:table-cell>
          <table:table-cell table:style-name="ce15" table:formula="of:=[.N4]+[.N6]-[.N9]" office:value-type="currency" office:currency="BRL" office:value="583700" calcext:value-type="currency">
            <text:p>R$ 583.700,00</text:p>
          </table:table-cell>
          <table:table-cell table:style-name="ce15" table:formula="of:=[.O4]+[.O6]-[.O9]" office:value-type="currency" office:currency="BRL" office:value="650400" calcext:value-type="currency">
            <text:p>R$ 650.400,00</text:p>
          </table:table-cell>
          <table:table-cell table:number-columns-repeated="16369"/>
        </table:table-row>
        <table:table-row table:style-name="ro3">
          <table:table-cell table:number-columns-repeated="5"/>
          <table:table-cell table:style-name="ce16"/>
          <table:table-cell table:number-columns-repeated="8"/>
          <table:table-cell table:style-name="ce16"/>
          <table:table-cell table:number-columns-repeated="16369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08:22:52.522835930</meta:creation-date>
    <dc:date>2022-09-08T10:59:34.403026592</dc:date>
    <meta:editing-duration>PT2H20M54S</meta:editing-duration>
    <meta:editing-cycles>2</meta:editing-cycles>
    <meta:generator>LibreOffice/7.4.0.3$Linux_X86_64 LibreOffice_project/40$Build-3</meta:generator>
    <meta:document-statistic meta:table-count="1" meta:cell-count="171" meta:object-count="0"/>
  </office:meta>
</office:document-meta>
</file>